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75pt"/>
    </style:style>
    <style:style style:name="co5" style:family="table-column">
      <style:table-column-properties fo:break-before="auto" style:column-width="89.26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69.14pt"/>
    </style:style>
    <style:style style:name="co8" style:family="table-column">
      <style:table-column-properties fo:break-before="auto" style:column-width="95.44pt"/>
    </style:style>
    <style:style style:name="co9" style:family="table-column">
      <style:table-column-properties fo:break-before="auto" style:column-width="82.29pt"/>
    </style:style>
    <style:style style:name="co10" style:family="table-column">
      <style:table-column-properties fo:break-before="auto" style:column-width="115.6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132.66pt"/>
    </style:style>
    <style:style style:name="co13" style:family="table-column">
      <style:table-column-properties fo:break-before="auto" style:column-width="14.91pt"/>
    </style:style>
    <style:style style:name="co14" style:family="table-column">
      <style:table-column-properties fo:break-before="auto" style:column-width="21.09pt"/>
    </style:style>
    <style:style style:name="co15" style:family="table-column">
      <style:table-column-properties fo:break-before="auto" style:column-width="77.64pt"/>
    </style:style>
    <style:style style:name="co16" style:family="table-column">
      <style:table-column-properties fo:break-before="auto" style:column-width="119.45pt"/>
    </style:style>
    <style:style style:name="co17" style:family="table-column">
      <style:table-column-properties fo:break-before="auto" style:column-width="48.19pt"/>
    </style:style>
    <style:style style:name="co18" style:family="table-column">
      <style:table-column-properties fo:break-before="auto" style:column-width="37.39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176pt"/>
    </style:style>
    <style:style style:name="co21" style:family="table-column">
      <style:table-column-properties fo:break-before="auto" style:column-width="188.39pt"/>
    </style:style>
    <style:style style:name="co22" style:family="table-column">
      <style:table-column-properties fo:break-before="auto" style:column-width="69.9pt"/>
    </style:style>
    <style:style style:name="co23" style:family="table-column">
      <style:table-column-properties fo:break-before="auto" style:column-width="24.21pt"/>
    </style:style>
    <style:style style:name="co24" style:family="table-column">
      <style:table-column-properties fo:break-before="auto" style:column-width="124.89pt"/>
    </style:style>
    <style:style style:name="co25" style:family="table-column">
      <style:table-column-properties fo:break-before="auto" style:column-width="114.8pt"/>
    </style:style>
    <style:style style:name="co26" style:family="table-column">
      <style:table-column-properties fo:break-before="auto" style:column-width="109.39pt"/>
    </style:style>
    <style:style style:name="co27" style:family="table-column">
      <style:table-column-properties fo:break-before="auto" style:column-width="114.04pt"/>
    </style:style>
    <style:style style:name="co28" style:family="table-column">
      <style:table-column-properties fo:break-before="auto" style:column-width="124.1pt"/>
    </style:style>
    <style:style style:name="co29" style:family="table-column">
      <style:table-column-properties fo:break-before="auto" style:column-width="83.85pt"/>
    </style:style>
    <style:style style:name="co30" style:family="table-column">
      <style:table-column-properties fo:break-before="auto" style:column-width="88.5pt"/>
    </style:style>
    <style:style style:name="co31" style:family="table-column">
      <style:table-column-properties fo:break-before="auto" style:column-width="86.94pt"/>
    </style:style>
    <style:style style:name="co35" style:family="table-column">
      <style:table-column-properties fo:break-before="auto" style:column-width="168.24pt"/>
    </style:style>
    <style:style style:name="co33" style:family="table-column">
      <style:table-column-properties fo:break-before="auto" style:column-width="303pt"/>
    </style:style>
    <style:style style:name="co34" style:family="table-column">
      <style:table-column-properties fo:break-before="auto" style:column-width="79.2pt"/>
    </style:style>
    <style:style style:name="co36" style:family="table-column">
      <style:table-column-properties fo:break-before="auto" style:column-width="71.01pt"/>
    </style:style>
    <style:style style:name="co37" style:family="table-column">
      <style:table-column-properties fo:break-before="auto" style:column-width="72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37">
      <style:table-cell-properties fo:background-color="#00ff66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2" style:family="table-cell" style:parent-style-name="Default" style:data-style-name="N137">
      <style:table-cell-properties fo:background-color="#00ff66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7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9" style:family="table-cell" style:parent-style-name="Default" style:data-style-name="N137">
      <style:table-cell-properties fo:background-color="#ff9999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37">
      <style:table-cell-properties fo:background-color="#ffcc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37">
      <style:table-cell-properties fo:background-color="#99ff99"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37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3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31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37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37">
      <style:table-cell-properties fo:border="0.06pt solid #000000"/>
      <style:text-properties style:text-position=""/>
    </style:style>
    <style:style style:name="ce120" style:family="table-cell" style:parent-style-name="Default" style:data-style-name="N137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8" style:family="table-cell" style:parent-style-name="Default" style:data-style-name="N137">
      <style:table-cell-properties fo:background-color="#00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</style:style>
    <style:style style:name="ce150" style:family="table-cell" style:parent-style-name="Default" style:data-style-name="N137">
      <style:table-cell-properties fo:background-color="#00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 style:data-style-name="N137">
      <style:table-cell-properties style:text-align-source="fix" style:repeat-content="fals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155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157" style:family="table-cell" style:parent-style-name="Default" style:data-style-name="N137">
      <style:table-cell-properties fo:background-color="#ff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8" style:family="table-cell" style:parent-style-name="Default" style:data-style-name="N137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9" style:family="table-cell" style:parent-style-name="Default" style:data-style-name="N137">
      <style:table-cell-properties fo:background-color="#99ff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pt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pt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pt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pt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3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31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32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37">
      <style:text-properties style:font-name="Arial" fo:font-size="10pt" style:font-size-asian="10pt" style:font-size-complex="10pt"/>
    </style:style>
    <style:style style:name="ce237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37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255" style:family="table-cell" style:parent-style-name="Default" style:data-style-name="N137">
      <style:table-cell-properties fo:border="0.06pt solid #000000"/>
    </style:style>
    <style:style style:name="ce256" style:family="table-cell" style:parent-style-name="Default" style:data-style-name="N137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37">
      <style:table-cell-properties fo:background-color="transparent" fo:border="0.06pt solid #000000"/>
    </style:style>
    <style:style style:name="ce258" style:family="table-cell" style:parent-style-name="Default" style:data-style-name="N137">
      <style:text-properties fo:font-weight="bold" style:font-weight-asian="bold" style:font-weight-complex="bold"/>
    </style:style>
    <style:style style:name="ce259" style:family="table-cell" style:parent-style-name="Default" style:data-style-name="N125">
      <style:text-properties fo:color="#cccccc"/>
    </style:style>
    <style:style style:name="ce260" style:family="table-cell" style:parent-style-name="Default">
      <style:text-properties fo:color="#cccccc"/>
    </style:style>
    <style:style style:name="ce261" style:family="table-cell" style:parent-style-name="Default" style:data-style-name="N137"/>
    <style:style style:name="ce262" style:family="table-cell" style:parent-style-name="Default" style:data-style-name="N137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146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2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,000.00</text:p>
          </table:table-cell>
          <table:table-cell/>
          <table:table-cell table:formula="of:=+[.C3]-[.D3]" office:value-type="currency" office:currency="ARS" office:value="2000" calcext:value-type="currency">
            <text:p>$2,000.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,000.00</text:p>
          </table:table-cell>
          <table:table-cell/>
          <table:table-cell table:formula="of:=+[.E3]+[.C4]-[.D4]" office:value-type="currency" office:currency="ARS" office:value="4000" calcext:value-type="currency">
            <text:p>$4,000.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,000.00</text:p>
          </table:table-cell>
          <table:table-cell/>
          <table:table-cell table:formula="of:=+[.E4]+[.C5]-[.D5]" office:value-type="currency" office:currency="ARS" office:value="14000" calcext:value-type="currency">
            <text:p>$14,000.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.00</text:p>
          </table:table-cell>
          <table:table-cell/>
          <table:table-cell table:formula="of:=+[.E5]+[.C6]-[.D6]" office:value-type="currency" office:currency="ARS" office:value="14500" calcext:value-type="currency">
            <text:p>$14,500.00</text:p>
          </table:table-cell>
          <table:table-cell/>
          <table:table-cell table:style-name="ce255" table:formula="of:=[.C5]" office:value-type="currency" office:currency="ARS" office:value="10000" calcext:value-type="currency">
            <text:p>$10,000.00</text:p>
          </table:table-cell>
          <table:table-cell table:style-name="ce255" table:formula="of:=+[.C3]" office:value-type="currency" office:currency="ARS" office:value="2000" calcext:value-type="currency">
            <text:p>$2,000.00</text:p>
          </table:table-cell>
          <table:table-cell table:style-name="ce255" table:formula="of:=+[.C4]" office:value-type="currency" office:currency="ARS" office:value="2000" calcext:value-type="currency">
            <text:p>$2,0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,874.00</text:p>
          </table:table-cell>
          <table:table-cell/>
          <table:table-cell table:formula="of:=+[.E6]+[.C7]-[.D7]" office:value-type="currency" office:currency="ARS" office:value="20374" calcext:value-type="currency">
            <text:p>$20,374.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,871.02</text:p>
          </table:table-cell>
          <table:table-cell table:style-name="ce255" table:formula="of:=+[.C6]" office:value-type="currency" office:currency="ARS" office:value="500" calcext:value-type="currency">
            <text:p>$500.00</text:p>
          </table:table-cell>
          <table:table-cell table:style-name="ce255" table:formula="of:=+[.C7]" office:value-type="currency" office:currency="ARS" office:value="5874" calcext:value-type="currency">
            <text:p>$5,874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,213.00</text:p>
          </table:table-cell>
          <table:table-cell table:formula="of:=+[.E7]+[.C8]-[.D8]" office:value-type="currency" office:currency="ARS" office:value="18161" calcext:value-type="currency">
            <text:p>$18,161.00</text:p>
          </table:table-cell>
          <table:table-cell/>
          <table:table-cell table:style-name="ce255" table:formula="of:=+[.C49]" office:value-type="currency" office:currency="ARS" office:value="10000" calcext:value-type="currency">
            <text:p>$10,000.00</text:p>
          </table:table-cell>
          <table:table-cell table:style-name="ce255" table:formula="of:=+[.C19]" office:value-type="currency" office:currency="ARS" office:value="1000" calcext:value-type="currency">
            <text:p>$1,000.00</text:p>
          </table:table-cell>
          <table:table-cell table:style-name="ce255" table:formula="of:=+[.C22]" office:value-type="currency" office:currency="ARS" office:value="283" calcext:value-type="currency">
            <text:p>$283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.00</text:p>
          </table:table-cell>
          <table:table-cell table:formula="of:=+[.E8]+[.C9]-[.D9]" office:value-type="currency" office:currency="ARS" office:value="18098" calcext:value-type="currency">
            <text:p>$18,098.00</text:p>
          </table:table-cell>
          <table:table-cell/>
          <table:table-cell table:style-name="ce255" table:formula="of:=+[.C64]" office:value-type="currency" office:currency="ARS" office:value="3800" calcext:value-type="currency">
            <text:p>$3,800.00</text:p>
          </table:table-cell>
          <table:table-cell table:style-name="ce255" table:formula="of:=+[.C21]" office:value-type="currency" office:currency="ARS" office:value="87.09" calcext:value-type="currency">
            <text:p>$87.09</text:p>
          </table:table-cell>
          <table:table-cell table:style-name="ce255" table:formula="of:=+[.C26]" office:value-type="currency" office:currency="ARS" office:value="1000" calcext:value-type="currency">
            <text:p>$1,0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.00</text:p>
          </table:table-cell>
          <table:table-cell table:formula="of:=+[.E9]+[.C10]-[.D10]" office:value-type="currency" office:currency="ARS" office:value="18060" calcext:value-type="currency">
            <text:p>$18,060.00</text:p>
          </table:table-cell>
          <table:table-cell/>
          <table:table-cell table:style-name="ce255" table:formula="of:=+[.C56]" office:value-type="currency" office:currency="ARS" office:value="1500" calcext:value-type="currency">
            <text:p>$1,500.00</text:p>
          </table:table-cell>
          <table:table-cell table:style-name="ce255" table:formula="of:=+[.C25]" office:value-type="currency" office:currency="ARS" office:value="500" calcext:value-type="currency">
            <text:p>$500.00</text:p>
          </table:table-cell>
          <table:table-cell table:style-name="ce255" table:formula="of:=+[.C30]" office:value-type="currency" office:currency="ARS" office:value="532.72" calcext:value-type="currency">
            <text:p>$532.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.00</text:p>
          </table:table-cell>
          <table:table-cell table:formula="of:=+[.E10]+[.C11]-[.D11]" office:value-type="currency" office:currency="ARS" office:value="17941" calcext:value-type="currency">
            <text:p>$17,941.00</text:p>
          </table:table-cell>
          <table:table-cell/>
          <table:table-cell table:style-name="ce255" table:formula="of:=+[.C69]" office:value-type="currency" office:currency="ARS" office:value="320" calcext:value-type="currency">
            <text:p>$320.00</text:p>
          </table:table-cell>
          <table:table-cell table:style-name="ce255" table:formula="of:=+[.C29]" office:value-type="currency" office:currency="ARS" office:value="300" calcext:value-type="currency">
            <text:p>$300.00</text:p>
          </table:table-cell>
          <table:table-cell table:style-name="ce255" table:formula="of:=+[.C35]" office:value-type="currency" office:currency="ARS" office:value="2500" calcext:value-type="currency">
            <text:p>$2,5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.00</text:p>
          </table:table-cell>
          <table:table-cell table:formula="of:=+[.E11]+[.C12]-[.D12]" office:value-type="currency" office:currency="ARS" office:value="17862" calcext:value-type="currency">
            <text:p>$17,862.00</text:p>
          </table:table-cell>
          <table:table-cell/>
          <table:table-cell table:style-name="ce255" table:formula="of:=+[.C80]" office:value-type="currency" office:currency="ARS" office:value="332" calcext:value-type="currency">
            <text:p>$332.00</text:p>
          </table:table-cell>
          <table:table-cell table:style-name="ce255" table:formula="of:=+[.C34]" office:value-type="currency" office:currency="ARS" office:value="80" calcext:value-type="currency">
            <text:p>$80.00</text:p>
          </table:table-cell>
          <table:table-cell table:style-name="ce255" table:formula="of:=+[.C38]" office:value-type="currency" office:currency="ARS" office:value="8750" calcext:value-type="currency">
            <text:p>$8,75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,000.00</text:p>
          </table:table-cell>
          <table:table-cell table:formula="of:=+[.E12]+[.C13]-[.D13]" office:value-type="currency" office:currency="ARS" office:value="6862" calcext:value-type="currency">
            <text:p>$6,862.00</text:p>
          </table:table-cell>
          <table:table-cell/>
          <table:table-cell table:style-name="ce255" table:formula="of:=[.C82]" office:value-type="currency" office:currency="ARS" office:value="1409" calcext:value-type="currency">
            <text:p>$1,409.00</text:p>
          </table:table-cell>
          <table:table-cell table:style-name="ce255" table:formula="of:=+[.C42]" office:value-type="currency" office:currency="ARS" office:value="1400" calcext:value-type="currency">
            <text:p>$1,400.00</text:p>
          </table:table-cell>
          <table:table-cell table:style-name="ce255" table:formula="of:=+[.C51]" office:value-type="currency" office:currency="ARS" office:value="5800" calcext:value-type="currency">
            <text:p>$5,8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,312.00</text:p>
          </table:table-cell>
          <table:table-cell table:formula="of:=+[.E13]+[.C14]-[.D14]" office:value-type="currency" office:currency="ARS" office:value="4550" calcext:value-type="currency">
            <text:p>$4,550.00</text:p>
          </table:table-cell>
          <table:table-cell/>
          <table:table-cell table:style-name="ce255" table:formula="of:=[.C87]" office:value-type="currency" office:currency="ARS" office:value="535" calcext:value-type="currency">
            <text:p>$535.00</text:p>
          </table:table-cell>
          <table:table-cell table:style-name="ce255" table:formula="of:=+[.C46]" office:value-type="currency" office:currency="ARS" office:value="1000" calcext:value-type="currency">
            <text:p>$1,000.00</text:p>
          </table:table-cell>
          <table:table-cell table:style-name="ce255" table:formula="of:=+[.C59]" office:value-type="currency" office:currency="ARS" office:value="992.64" calcext:value-type="currency">
            <text:p>$992.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,200.00</text:p>
          </table:table-cell>
          <table:table-cell table:formula="of:=+[.E14]+[.C15]-[.D15]" office:value-type="currency" office:currency="ARS" office:value="3350" calcext:value-type="currency">
            <text:p>$3,350.00</text:p>
          </table:table-cell>
          <table:table-cell/>
          <table:table-cell table:style-name="ce255" table:formula="of:=[.C90]" office:value-type="currency" office:currency="ARS" office:value="550" calcext:value-type="currency">
            <text:p>$550.00</text:p>
          </table:table-cell>
          <table:table-cell table:style-name="ce255" table:formula="of:=+[.C47]" office:value-type="currency" office:currency="ARS" office:value="1100" calcext:value-type="currency">
            <text:p>$1,100.00</text:p>
          </table:table-cell>
          <table:table-cell table:style-name="ce255" table:formula="of:=+[.C65]" office:value-type="currency" office:currency="ARS" office:value="1365" calcext:value-type="currency">
            <text:p>$1,365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,250.00</text:p>
          </table:table-cell>
          <table:table-cell table:formula="of:=+[.E15]+[.C16]-[.D16]" office:value-type="currency" office:currency="ARS" office:value="2100" calcext:value-type="currency">
            <text:p>$2,100.00</text:p>
          </table:table-cell>
          <table:table-cell/>
          <table:table-cell table:style-name="ce255" table:formula="of:=[.C95]" office:value-type="currency" office:currency="ARS" office:value="1185" calcext:value-type="currency">
            <text:p>$1,185.00</text:p>
          </table:table-cell>
          <table:table-cell table:style-name="ce255" table:formula="of:=+[.C50]" office:value-type="currency" office:currency="ARS" office:value="1790" calcext:value-type="currency">
            <text:p>$1,790.00</text:p>
          </table:table-cell>
          <table:table-cell table:style-name="ce255" table:formula="of:=+[.C70]" office:value-type="currency" office:currency="ARS" office:value="504" calcext:value-type="currency">
            <text:p>$504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,750.00</text:p>
          </table:table-cell>
          <table:table-cell table:formula="of:=+[.E16]+[.C17]-[.D17]" office:value-type="currency" office:currency="ARS" office:value="350" calcext:value-type="currency">
            <text:p>$350.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,481.78</text:p>
          </table:table-cell>
          <table:table-cell table:style-name="ce255" table:formula="of:=+[.C55]" office:value-type="currency" office:currency="ARS" office:value="10000" calcext:value-type="currency">
            <text:p>$10,000.00</text:p>
          </table:table-cell>
          <table:table-cell table:style-name="ce255" table:formula="of:=+[.C75]" office:value-type="currency" office:currency="ARS" office:value="800" calcext:value-type="currency">
            <text:p>$8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.00</text:p>
          </table:table-cell>
          <table:table-cell table:formula="of:=+[.E17]+[.C18]-[.D18]" office:value-type="currency" office:currency="ARS" office:value="0" calcext:value-type="currency">
            <text:p>$0.00</text:p>
          </table:table-cell>
          <table:table-cell/>
          <table:table-cell table:style-name="ce255" table:formula="of:=[.C110]" office:value-type="currency" office:currency="ARS" office:value="283" calcext:value-type="currency">
            <text:p>$283.00</text:p>
          </table:table-cell>
          <table:table-cell table:style-name="ce255" table:formula="of:=+[.C63]" office:value-type="currency" office:currency="ARS" office:value="8200" calcext:value-type="currency">
            <text:p>$8,200.00</text:p>
          </table:table-cell>
          <table:table-cell table:style-name="ce255" table:formula="of:=[.C91]" office:value-type="currency" office:currency="ARS" office:value="4480" calcext:value-type="currency">
            <text:p>$4,480.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11/29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,000.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,000.00</text:p>
          </table:table-cell>
          <table:table-cell/>
          <table:table-cell table:style-name="ce255" table:formula="of:=[.C113]" office:value-type="currency" office:currency="ARS" office:value="3630" calcext:value-type="currency">
            <text:p>$3,630.00</text:p>
          </table:table-cell>
          <table:table-cell table:style-name="ce255" table:formula="of:=+[.C73]" office:value-type="currency" office:currency="ARS" office:value="2500" calcext:value-type="currency">
            <text:p>$2,500.00</text:p>
          </table:table-cell>
          <table:table-cell table:style-name="ce255" table:formula="of:=[.C78]" office:value-type="currency" office:currency="ARS" office:value="700" calcext:value-type="currency">
            <text:p>$700.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11/29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,000.00</text:p>
          </table:table-cell>
          <table:table-cell table:formula="of:=+[.E19]+[.C20]-[.D20]" office:value-type="currency" office:currency="ARS" office:value="0" calcext:value-type="currency">
            <text:p>$0.00</text:p>
          </table:table-cell>
          <table:table-cell/>
          <table:table-cell table:style-name="ce255"/>
          <table:table-cell table:style-name="ce255" office:value-type="currency" office:currency="ARS" office:value="723" calcext:value-type="currency">
            <text:p>$723.00</text:p>
          </table:table-cell>
          <table:table-cell table:style-name="ce255" table:formula="of:=[.C96]" office:value-type="currency" office:currency="ARS" office:value="2000" calcext:value-type="currency">
            <text:p>$2,000.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.09</text:p>
          </table:table-cell>
          <table:table-cell/>
          <table:table-cell table:formula="of:=+[.E20]+[.C21]-[.D21]" office:value-type="currency" office:currency="ARS" office:value="87.09" calcext:value-type="currency">
            <text:p>$87.09</text:p>
          </table:table-cell>
          <table:table-cell/>
          <table:table-cell table:style-name="ce255"/>
          <table:table-cell table:style-name="ce255" office:value-type="currency" office:currency="ARS" office:value="6766" calcext:value-type="currency">
            <text:p>$6,766.00</text:p>
          </table:table-cell>
          <table:table-cell table:style-name="ce255" table:formula="of:=[.C102]" office:value-type="currency" office:currency="ARS" office:value="7215" calcext:value-type="currency">
            <text:p>$7,215.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.00</text:p>
          </table:table-cell>
          <table:table-cell/>
          <table:table-cell table:formula="of:=+[.E21]+[.C22]-[.D22]" office:value-type="currency" office:currency="ARS" office:value="370.09" calcext:value-type="currency">
            <text:p>$370.09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,000.00</text:p>
          </table:table-cell>
          <table:table-cell table:style-name="ce255" table:formula="of:=[.C108]" office:value-type="currency" office:currency="ARS" office:value="250" calcext:value-type="currency">
            <text:p>$250.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.09</text:p>
          </table:table-cell>
          <table:table-cell table:formula="of:=+[.E22]+[.C23]-[.D23]" office:value-type="currency" office:currency="ARS" office:value="283" calcext:value-type="currency">
            <text:p>$283.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,820.00</text:p>
          </table:table-cell>
          <table:table-cell table:style-name="ce255" table:formula="of:=[.C114]" office:value-type="currency" office:currency="ARS" office:value="508.43" calcext:value-type="currency">
            <text:p>$508.43</text:p>
          </table:table-cell>
          <table:table-cell table:style-name="ce262" table:formula="of:=SUM([.G29:.I29])" office:value-type="currency" office:currency="ARS" office:value="133897.68" calcext:value-type="currency">
            <text:p>$133,897.68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.00</text:p>
          </table:table-cell>
          <table:table-cell table:formula="of:=+[.E23]+[.C24]-[.D24]" office:value-type="currency" office:currency="ARS" office:value="0" calcext:value-type="currency">
            <text:p>$0.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,680.00</text:p>
          </table:table-cell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.00</text:p>
          </table:table-cell>
          <table:table-cell/>
          <table:table-cell table:formula="of:=+[.E24]+[.C25]-[.D25]" office:value-type="currency" office:currency="ARS" office:value="500" calcext:value-type="currency">
            <text:p>$500.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,000.00</text:p>
          </table:table-cell>
          <table:table-cell/>
          <table:table-cell table:formula="of:=+[.E25]+[.C26]-[.D26]" office:value-type="currency" office:currency="ARS" office:value="1500" calcext:value-type="currency">
            <text:p>$1,500.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.00</text:p>
          </table:table-cell>
          <table:table-cell table:formula="of:=+[.E26]+[.C27]-[.D27]" office:value-type="currency" office:currency="ARS" office:value="1000" calcext:value-type="currency">
            <text:p>$1,000.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,000.00</text:p>
          </table:table-cell>
          <table:table-cell table:formula="of:=+[.E27]+[.C28]-[.D28]" office:value-type="currency" office:currency="ARS" office:value="0" calcext:value-type="currency">
            <text:p>$0.00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.00</text:p>
          </table:table-cell>
          <table:table-cell/>
          <table:table-cell table:formula="of:=+[.E28]+[.C29]-[.D29]" office:value-type="currency" office:currency="ARS" office:value="300" calcext:value-type="currency">
            <text:p>$300.00</text:p>
          </table:table-cell>
          <table:table-cell/>
          <table:table-cell table:style-name="ce255" table:formula="of:=SUM([.G6:.G28])" office:value-type="currency" office:currency="ARS" office:value="37896.8" calcext:value-type="currency">
            <text:p>$37,896.80</text:p>
          </table:table-cell>
          <table:table-cell table:style-name="ce255" table:formula="of:=SUM([.H6:.H28])" office:value-type="currency" office:currency="ARS" office:value="50446.09" calcext:value-type="currency">
            <text:p>$50,446.09</text:p>
          </table:table-cell>
          <table:table-cell table:style-name="ce255" table:formula="of:=SUM([.I6:.I28])" office:value-type="currency" office:currency="ARS" office:value="45554.79" calcext:value-type="currency">
            <text:p>$45,554.79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.72</text:p>
          </table:table-cell>
          <table:table-cell/>
          <table:table-cell table:formula="of:=+[.E29]+[.C30]-[.D30]" office:value-type="currency" office:currency="ARS" office:value="832.72" calcext:value-type="currency">
            <text:p>$832.72</text:p>
          </table:table-cell>
          <table:table-cell table:number-columns-repeated="2"/>
          <table:table-cell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.00</text:p>
          </table:table-cell>
          <table:table-cell table:formula="of:=+[.E30]+[.C31]-[.D31]" office:value-type="currency" office:currency="ARS" office:value="596.72" calcext:value-type="currency">
            <text:p>$596.72</text:p>
          </table:table-cell>
          <table:table-cell table:number-columns-repeated="3"/>
          <table:table-cell table:style-name="ce261"/>
          <table:table-cell table:number-columns-repeated="4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.72</text:p>
          </table:table-cell>
          <table:table-cell table:formula="of:=+[.E31]+[.C32]-[.D32]" office:value-type="currency" office:currency="ARS" office:value="300" calcext:value-type="currency">
            <text:p>$300.00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.00</text:p>
          </table:table-cell>
          <table:table-cell table:formula="of:=+[.E32]+[.C33]-[.D33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.00</text:p>
          </table:table-cell>
          <table:table-cell/>
          <table:table-cell table:formula="of:=+[.E33]+[.C34]-[.D34]" office:value-type="currency" office:currency="ARS" office:value="80" calcext:value-type="currency">
            <text:p>$80.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,500.00</text:p>
          </table:table-cell>
          <table:table-cell/>
          <table:table-cell table:formula="of:=+[.E34]+[.C35]-[.D35]" office:value-type="currency" office:currency="ARS" office:value="2580" calcext:value-type="currency">
            <text:p>$2,580.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,500.00</text:p>
          </table:table-cell>
          <table:table-cell table:formula="of:=+[.E35]+[.C36]-[.D36]" office:value-type="currency" office:currency="ARS" office:value="80" calcext:value-type="currency">
            <text:p>$80.00</text:p>
          </table:table-cell>
          <table:table-cell/>
          <table:table-cell office:value-type="string" calcext:value-type="string">
            <text:p>Benjis</text:p>
          </table:table-cell>
          <table:table-cell table:style-name="ce261" table:formula="of:=[.C5]+[.C41]+[.C49]+[.C64]+[.C69]+[.C56]+[.C80]+[.C82]+[.C87]+[.C90]+[.C95]+[.C101]+[.C110]+[.C113]" office:value-type="currency" office:currency="ARS" office:value="37896.8" calcext:value-type="currency">
            <text:p>$37,896.80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.00</text:p>
          </table:table-cell>
          <table:table-cell table:formula="of:=+[.E36]+[.C37]-[.D37]" office:value-type="currency" office:currency="ARS" office:value="0" calcext:value-type="currency">
            <text:p>$0.00</text:p>
          </table:table-cell>
          <table:table-cell/>
          <table:table-cell office:value-type="string" calcext:value-type="string">
            <text:p>Charles</text:p>
          </table:table-cell>
          <table:table-cell table:style-name="ce261" table:formula="of:=+[.C3]+[.C6]+[.C19]+[.C21]+[.C25]+[.C29]+[.C34]+[.C42]+[.C46]+[.C50]+[.C47]+[.C55]+[.C63]+[.C73]" office:value-type="currency" office:currency="ARS" office:value="30457.09" calcext:value-type="currency">
            <text:p>$30,457.09</text:p>
          </table:table-cell>
          <table:table-cell office:value-type="string" calcext:value-type="string">
            <text:p>desactual</text:p>
          </table:table-cell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,750.00</text:p>
          </table:table-cell>
          <table:table-cell/>
          <table:table-cell table:formula="of:=+[.E37]+[.C38]-[.D38]" office:value-type="currency" office:currency="ARS" office:value="8750" calcext:value-type="currency">
            <text:p>$8,750.00</text:p>
          </table:table-cell>
          <table:table-cell/>
          <table:table-cell office:value-type="string" calcext:value-type="string">
            <text:p>Erwin</text:p>
          </table:table-cell>
          <table:table-cell table:style-name="ce261" table:formula="of:=+[.C4]+[.C7]+[.C22]+[.C26]+[.C30]+[.C35]+[.C38]+[.C51]+[.C59]+[.C65]+[.C70]+[.C75]+[.C91]+[.C78]+[.C96]+[.C102]+[.C108]+[.C114]" office:value-type="currency" office:currency="ARS" office:value="45554.79" calcext:value-type="currency">
            <text:p>$45,554.79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,300.00</text:p>
          </table:table-cell>
          <table:table-cell table:formula="of:=+[.E38]+[.C39]-[.D39]" office:value-type="currency" office:currency="ARS" office:value="450" calcext:value-type="currency">
            <text:p>$450.00</text:p>
          </table:table-cell>
          <table:table-cell table:number-columns-repeated="2"/>
          <table:table-cell table:style-name="ce258" table:formula="of:=SUM([.H36:.H38])" office:value-type="currency" office:currency="ARS" office:value="113908.68" calcext:value-type="currency">
            <text:p>$113,908.68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.00</text:p>
          </table:table-cell>
          <table:table-cell table:formula="of:=+[.E39]+[.C40]-[.D40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,871.02</text:p>
          </table:table-cell>
          <table:table-cell/>
          <table:table-cell table:formula="of:=+[.E40]+[.C41]-[.D41]" office:value-type="currency" office:currency="ARS" office:value="1871.02" calcext:value-type="currency">
            <text:p>$1,871.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,400.00</text:p>
          </table:table-cell>
          <table:table-cell/>
          <table:table-cell table:formula="of:=+[.E41]+[.C42]-[.D42]" office:value-type="currency" office:currency="ARS" office:value="3271.02" calcext:value-type="currency">
            <text:p>$3,271.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,545.00</text:p>
          </table:table-cell>
          <table:table-cell table:formula="of:=+[.E42]+[.C43]-[.D43]" office:value-type="currency" office:currency="ARS" office:value="1726.02" calcext:value-type="currency">
            <text:p>$1,726.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.02</text:p>
          </table:table-cell>
          <table:table-cell table:formula="of:=+[.E43]+[.C44]-[.D44]" office:value-type="currency" office:currency="ARS" office:value="1400" calcext:value-type="currency">
            <text:p>$1,400.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,400.00</text:p>
          </table:table-cell>
          <table:table-cell table:formula="of:=+[.E44]+[.C45]-[.D45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,000.00</text:p>
          </table:table-cell>
          <table:table-cell/>
          <table:table-cell table:formula="of:=+[.E45]+[.C46]-[.D46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,100.00</text:p>
          </table:table-cell>
          <table:table-cell/>
          <table:table-cell table:formula="of:=+[.E46]+[.C47]-[.D47]" office:value-type="currency" office:currency="ARS" office:value="2100" calcext:value-type="currency">
            <text:p>$2,100.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,100.00</text:p>
          </table:table-cell>
          <table:table-cell table:formula="of:=+[.E47]+[.C48]-[.D48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,000.00</text:p>
          </table:table-cell>
          <table:table-cell/>
          <table:table-cell table:formula="of:=+[.E48]+[.C49]-[.D49]" office:value-type="currency" office:currency="ARS" office:value="11000" calcext:value-type="currency">
            <text:p>$11,00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,790.00</text:p>
          </table:table-cell>
          <table:table-cell/>
          <table:table-cell table:formula="of:=+[.E49]+[.C50]-[.D50]" office:value-type="currency" office:currency="ARS" office:value="12790" calcext:value-type="currency">
            <text:p>$12,79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,800.00</text:p>
          </table:table-cell>
          <table:table-cell/>
          <table:table-cell table:formula="of:=+[.E50]+[.C51]-[.D51]" office:value-type="currency" office:currency="ARS" office:value="18590" calcext:value-type="currency">
            <text:p>$18,59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,000.00</text:p>
          </table:table-cell>
          <table:table-cell table:formula="of:=+[.E51]+[.C52]-[.D52]" office:value-type="currency" office:currency="ARS" office:value="8590" calcext:value-type="currency">
            <text:p>$8,59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,790.00</text:p>
          </table:table-cell>
          <table:table-cell table:formula="of:=+[.E52]+[.C53]-[.D53]" office:value-type="currency" office:currency="ARS" office:value="6800" calcext:value-type="currency">
            <text:p>$6,80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,800.00</text:p>
          </table:table-cell>
          <table:table-cell table:formula="of:=+[.E53]+[.C54]-[.D54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,000.00</text:p>
          </table:table-cell>
          <table:table-cell/>
          <table:table-cell table:formula="of:=+[.E54]+[.C55]-[.D55]" office:value-type="currency" office:currency="ARS" office:value="11000" calcext:value-type="currency">
            <text:p>$11,0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,500.00</text:p>
          </table:table-cell>
          <table:table-cell/>
          <table:table-cell table:formula="of:=+[.E55]+[.C56]-[.D56]" office:value-type="currency" office:currency="ARS" office:value="12500" calcext:value-type="currency">
            <text:p>$12,5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,000.00</text:p>
          </table:table-cell>
          <table:table-cell table:formula="of:=+[.E56]+[.C57]-[.D57]" office:value-type="currency" office:currency="ARS" office:value="2500" calcext:value-type="currency">
            <text:p>$2,5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,500.00</text:p>
          </table:table-cell>
          <table:table-cell table:formula="of:=+[.E57]+[.C58]-[.D58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.64</text:p>
          </table:table-cell>
          <table:table-cell/>
          <table:table-cell table:formula="of:=+[.E58]+[.C59]-[.D59]" office:value-type="currency" office:currency="ARS" office:value="1992.64" calcext:value-type="currency">
            <text:p>$1,992.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,268.80</text:p>
          </table:table-cell>
          <table:table-cell table:formula="of:=+[.E59]+[.C60]-[.D60]" office:value-type="currency" office:currency="ARS" office:value="723.84" calcext:value-type="currency">
            <text:p>$723.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.30</text:p>
          </table:table-cell>
          <table:table-cell table:formula="of:=+[.E60]+[.C61]-[.D61]" office:value-type="currency" office:currency="ARS" office:value="262.54" calcext:value-type="currency">
            <text:p>$262.54</text:p>
          </table:table-cell>
          <table:table-cell table:number-columns-repeated="3"/>
          <table:table-cell table:style-name="ce261" table:formula="of:=+[.C140]-[.H39]" office:value-type="currency" office:currency="ARS" office:value="19999" calcext:value-type="currency">
            <text:p>$19,999.00</text:p>
          </table:table-cell>
          <table:table-cell table:number-columns-repeated="4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.54</text:p>
          </table:table-cell>
          <table:table-cell table:formula="of:=+[.E61]+[.C62]-[.D62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,200.00</text:p>
          </table:table-cell>
          <table:table-cell/>
          <table:table-cell table:formula="of:=+[.E62]+[.C63]-[.D63]" office:value-type="currency" office:currency="ARS" office:value="8200" calcext:value-type="currency">
            <text:p>$8,200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,800.00</text:p>
          </table:table-cell>
          <table:table-cell/>
          <table:table-cell table:formula="of:=+[.E63]+[.C64]-[.D64]" office:value-type="currency" office:currency="ARS" office:value="12000" calcext:value-type="currency">
            <text:p>$12,000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,365.00</text:p>
          </table:table-cell>
          <table:table-cell/>
          <table:table-cell table:formula="of:=+[.E64]+[.C65]-[.D65]" office:value-type="currency" office:currency="ARS" office:value="13365" calcext:value-type="currency">
            <text:p>$13,365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,300.00</text:p>
          </table:table-cell>
          <table:table-cell table:formula="of:=+[.E65]+[.C66]-[.D66]" office:value-type="currency" office:currency="ARS" office:value="5065" calcext:value-type="currency">
            <text:p>$5,065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,700.00</text:p>
          </table:table-cell>
          <table:table-cell table:formula="of:=+[.E66]+[.C67]-[.D67]" office:value-type="currency" office:currency="ARS" office:value="1365" calcext:value-type="currency">
            <text:p>$1,365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,365.00</text:p>
          </table:table-cell>
          <table:table-cell table:formula="of:=+[.E67]+[.C68]-[.D68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.00</text:p>
          </table:table-cell>
          <table:table-cell/>
          <table:table-cell table:formula="of:=+[.E68]+[.C69]-[.D69]" office:value-type="currency" office:currency="ARS" office:value="320" calcext:value-type="currency">
            <text:p>$320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.00</text:p>
          </table:table-cell>
          <table:table-cell/>
          <table:table-cell table:formula="of:=+[.E69]+[.C70]-[.D70]" office:value-type="currency" office:currency="ARS" office:value="824" calcext:value-type="currency">
            <text:p>$824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.00</text:p>
          </table:table-cell>
          <table:table-cell table:formula="of:=+[.E70]+[.C71]-[.D71]" office:value-type="currency" office:currency="ARS" office:value="504" calcext:value-type="currency">
            <text:p>$504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.00</text:p>
          </table:table-cell>
          <table:table-cell table:formula="of:=+[.E71]+[.C72]-[.D72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,500.00</text:p>
          </table:table-cell>
          <table:table-cell/>
          <table:table-cell table:formula="of:=+[.E72]+[.C73]-[.D73]" office:value-type="currency" office:currency="ARS" office:value="2500" calcext:value-type="currency">
            <text:p>$2,500.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,500.00</text:p>
          </table:table-cell>
          <table:table-cell table:formula="of:=+[.E73]+[.C74]-[.D74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.00</text:p>
          </table:table-cell>
          <table:table-cell/>
          <table:table-cell table:formula="of:=+[.E74]+[.C75]-[.D75]" office:value-type="currency" office:currency="ARS" office:value="800" calcext:value-type="currency">
            <text:p>$800.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.00</text:p>
          </table:table-cell>
          <table:table-cell table:formula="of:=+[.E75]+[.C76]-[.D76]" office:value-type="currency" office:currency="ARS" office:value="400" calcext:value-type="currency">
            <text:p>$400.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.00</text:p>
          </table:table-cell>
          <table:table-cell table:formula="of:=+[.E76]+[.C77]-[.D77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.00</text:p>
          </table:table-cell>
          <table:table-cell/>
          <table:table-cell table:formula="of:=+[.E77]+[.C78]-[.D78]" office:value-type="currency" office:currency="ARS" office:value="700" calcext:value-type="currency">
            <text:p>$700.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.00</text:p>
          </table:table-cell>
          <table:table-cell table:formula="of:=+[.E78]+[.C79]-[.D79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.00</text:p>
          </table:table-cell>
          <table:table-cell/>
          <table:table-cell table:formula="of:=+[.E79]+[.C80]-[.D80]" office:value-type="currency" office:currency="ARS" office:value="332" calcext:value-type="currency">
            <text:p>$332.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.00</text:p>
          </table:table-cell>
          <table:table-cell table:formula="of:=+[.E80]+[.C81]-[.D81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,409.00</text:p>
          </table:table-cell>
          <table:table-cell/>
          <table:table-cell table:formula="of:=+[.E81]+[.C82]-[.D82]" office:value-type="currency" office:currency="ARS" office:value="1409" calcext:value-type="currency">
            <text:p>$1,409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.00</text:p>
          </table:table-cell>
          <table:table-cell table:formula="of:=+[.E82]+[.C83]-[.D83]" office:value-type="currency" office:currency="ARS" office:value="1359" calcext:value-type="currency">
            <text:p>$1,359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.00</text:p>
          </table:table-cell>
          <table:table-cell table:formula="of:=+[.E83]+[.C84]-[.D84]" office:value-type="currency" office:currency="ARS" office:value="1100" calcext:value-type="currency">
            <text:p>$1,100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.00</text:p>
          </table:table-cell>
          <table:table-cell table:formula="of:=+[.E84]+[.C85]-[.D85]" office:value-type="currency" office:currency="ARS" office:value="850" calcext:value-type="currency">
            <text:p>$850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.00</text:p>
          </table:table-cell>
          <table:table-cell table:formula="of:=+[.E85]+[.C86]-[.D86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.00</text:p>
          </table:table-cell>
          <table:table-cell/>
          <table:table-cell table:formula="of:=+[.E86]+[.C87]-[.D87]" office:value-type="currency" office:currency="ARS" office:value="535" calcext:value-type="currency">
            <text:p>$535.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.00</text:p>
          </table:table-cell>
          <table:table-cell table:formula="of:=+[.E87]+[.C88]-[.D88]" office:value-type="currency" office:currency="ARS" office:value="350" calcext:value-type="currency">
            <text:p>$350.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.00</text:p>
          </table:table-cell>
          <table:table-cell table:formula="of:=+[.E88]+[.C89]-[.D89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.00</text:p>
          </table:table-cell>
          <table:table-cell/>
          <table:table-cell table:formula="of:=+[.E89]+[.C90]-[.D90]" office:value-type="currency" office:currency="ARS" office:value="550" calcext:value-type="currency">
            <text:p>$55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,480.00</text:p>
          </table:table-cell>
          <table:table-cell/>
          <table:table-cell table:formula="of:=+[.E90]+[.C91]-[.D91]" office:value-type="currency" office:currency="ARS" office:value="5030" calcext:value-type="currency">
            <text:p>$5,03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.00</text:p>
          </table:table-cell>
          <table:table-cell table:formula="of:=+[.E91]+[.C92]-[.D92]" office:value-type="currency" office:currency="ARS" office:value="4480" calcext:value-type="currency">
            <text:p>$4,48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,080.00</text:p>
          </table:table-cell>
          <table:table-cell table:formula="of:=+[.E92]+[.C93]-[.D93]" office:value-type="currency" office:currency="ARS" office:value="2400" calcext:value-type="currency">
            <text:p>$2,400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,400.00</text:p>
          </table:table-cell>
          <table:table-cell table:formula="of:=+[.E93]+[.C94]-[.D94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,185.00</text:p>
          </table:table-cell>
          <table:table-cell/>
          <table:table-cell table:formula="of:=+[.E94]+[.C95]-[.D95]" office:value-type="currency" office:currency="ARS" office:value="1185" calcext:value-type="currency">
            <text:p>$1,185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,000.00</text:p>
          </table:table-cell>
          <table:table-cell/>
          <table:table-cell table:formula="of:=+[.E95]+[.C96]-[.D96]" office:value-type="currency" office:currency="ARS" office:value="3185" calcext:value-type="currency">
            <text:p>$3,185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.00</text:p>
          </table:table-cell>
          <table:table-cell table:formula="of:=+[.E96]+[.C97]-[.D97]" office:value-type="currency" office:currency="ARS" office:value="2560" calcext:value-type="currency">
            <text:p>$2,560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.00</text:p>
          </table:table-cell>
          <table:table-cell table:formula="of:=+[.E97]+[.C98]-[.D98]" office:value-type="currency" office:currency="ARS" office:value="2040" calcext:value-type="currency">
            <text:p>$2,040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.00</text:p>
          </table:table-cell>
          <table:table-cell table:formula="of:=+[.E98]+[.C99]-[.D99]" office:value-type="currency" office:currency="ARS" office:value="2000" calcext:value-type="currency">
            <text:p>$2,000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,000.00</text:p>
          </table:table-cell>
          <table:table-cell table:formula="of:=+[.E99]+[.C100]-[.D100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,481.78</text:p>
          </table:table-cell>
          <table:table-cell/>
          <table:table-cell table:formula="of:=+[.E100]+[.C101]-[.D101]" office:value-type="currency" office:currency="ARS" office:value="2481.78" calcext:value-type="currency">
            <text:p>$2,481.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,215.00</text:p>
          </table:table-cell>
          <table:table-cell/>
          <table:table-cell table:formula="of:=+[.E101]+[.C102]-[.D102]" office:value-type="currency" office:currency="ARS" office:value="9696.78" calcext:value-type="currency">
            <text:p>$9,696.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.50</text:p>
          </table:table-cell>
          <table:table-cell table:formula="of:=+[.E102]+[.C103]-[.D103]" office:value-type="currency" office:currency="ARS" office:value="9364.28" calcext:value-type="currency">
            <text:p>$9,364.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,334.28</text:p>
          </table:table-cell>
          <table:table-cell table:formula="of:=+[.E103]+[.C104]-[.D104]" office:value-type="currency" office:currency="ARS" office:value="8030" calcext:value-type="currency">
            <text:p>$8,030.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.00</text:p>
          </table:table-cell>
          <table:table-cell table:formula="of:=+[.E104]+[.C105]-[.D105]" office:value-type="currency" office:currency="ARS" office:value="7215" calcext:value-type="currency">
            <text:p>$7,215.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,980.00</text:p>
          </table:table-cell>
          <table:table-cell table:formula="of:=+[.E105]+[.C106]-[.D106]" office:value-type="currency" office:currency="ARS" office:value="235.000000000001" calcext:value-type="currency">
            <text:p>$235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.00</text:p>
          </table:table-cell>
          <table:table-cell table:formula="of:=+[.E106]+[.C107]-[.D107]" office:value-type="currency" office:currency="ARS" office:value="0.000000000000909494701772928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01/26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.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.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01/26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.00</text:p>
          </table:table-cell>
          <table:table-cell table:formula="of:=+[.E108]+[.C109]-[.D109]" office:value-type="currency" office:currency="ARS" office:value="0.000000000000909494701772928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.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.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.00</text:p>
          </table:table-cell>
          <table:table-cell table:formula="of:=+[.E110]+[.C111]-[.D111]" office:value-type="currency" office:currency="ARS" office:value="203.000000000001" calcext:value-type="currency">
            <text:p>$203.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.00</text:p>
          </table:table-cell>
          <table:table-cell table:formula="of:=+[.E111]+[.C112]-[.D112]" office:value-type="currency" office:currency="ARS" office:value="0.000000000000909494701772928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,630.00</text:p>
          </table:table-cell>
          <table:table-cell/>
          <table:table-cell table:formula="of:=+[.E112]+[.C113]-[.D113]" office:value-type="currency" office:currency="ARS" office:value="3630" calcext:value-type="currency">
            <text:p>$3,63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.43</text:p>
          </table:table-cell>
          <table:table-cell/>
          <table:table-cell table:formula="of:=+[.E113]+[.C114]-[.D114]" office:value-type="currency" office:currency="ARS" office:value="4138.43" calcext:value-type="currency">
            <text:p>$4,138.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.00</text:p>
          </table:table-cell>
          <table:table-cell table:formula="of:=+[.E114]+[.C115]-[.D115]" office:value-type="currency" office:currency="ARS" office:value="3448.43" calcext:value-type="currency">
            <text:p>$3,448.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,670.00</text:p>
          </table:table-cell>
          <table:table-cell table:formula="of:=+[.E115]+[.C116]-[.D116]" office:value-type="currency" office:currency="ARS" office:value="778.430000000001" calcext:value-type="currency">
            <text:p>$778.43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.00</text:p>
          </table:table-cell>
          <table:table-cell table:formula="of:=+[.E116]+[.C117]-[.D117]" office:value-type="currency" office:currency="ARS" office:value="508.430000000001" calcext:value-type="currency">
            <text:p>$508.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.43</text:p>
          </table:table-cell>
          <table:table-cell table:formula="of:=+[.E117]+[.C118]-[.D118]" office:value-type="currency" office:currency="ARS" office:value="100.000000000001" calcext:value-type="currency">
            <text:p>$10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.00</text:p>
          </table:table-cell>
          <table:table-cell table:formula="of:=+[.E118]+[.C119]-[.D119]" office:value-type="currency" office:currency="ARS" office:value="40.0000000000012" calcext:value-type="currency">
            <text:p>$4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.00</text:p>
          </table:table-cell>
          <table:table-cell table:formula="of:=+[.E119]+[.C120]-[.D120]" office:value-type="currency" office:currency="ARS" office:value="0.00000000000119371179607697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Aporte Charles</text:p>
          </table:table-cell>
          <table:table-cell table:style-name="ce257" office:value-type="currency" office:currency="ARS" office:value="733" calcext:value-type="currency">
            <text:p>$733.00</text:p>
          </table:table-cell>
          <table:table-cell/>
          <table:table-cell office:value-type="currency" office:currency="ARS" office:value="723" calcext:value-type="currency">
            <text:p>$723.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.00</text:p>
          </table:table-cell>
          <table:table-cell office:value-type="currency" office:currency="ARS" office:value="0" calcext:value-type="currency">
            <text:p>$0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.00</text:p>
          </table:table-cell>
          <table:table-cell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.00</text:p>
          </table:table-cell>
          <table:table-cell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,766.00</text:p>
          </table:table-cell>
          <table:table-cell table:number-columns-repeated="10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Adelato Lonera</text:p>
          </table:table-cell>
          <table:table-cell table:style-name="Default"/>
          <table:table-cell table:style-name="ce257" office:value-type="currency" office:currency="ARS" office:value="6000" calcext:value-type="currency">
            <text:p>$6,000.00</text:p>
          </table:table-cell>
          <table:table-cell table:number-columns-repeated="9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Tinner</text:p>
          </table:table-cell>
          <table:table-cell/>
          <table:table-cell table:style-name="ce257" office:value-type="currency" office:currency="ARS" office:value="200" calcext:value-type="currency">
            <text:p>$200.00</text:p>
          </table:table-cell>
          <table:table-cell table:number-columns-repeated="9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Expensas <text:s/></text:p>
          </table:table-cell>
          <table:table-cell/>
          <table:table-cell table:style-name="ce257" office:value-type="currency" office:currency="ARS" office:value="566" calcext:value-type="currency">
            <text:p>$566.00</text:p>
          </table:table-cell>
          <table:table-cell table:number-columns-repeated="9"/>
        </table:table-row>
        <table:table-row table:style-name="ro1"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,000.00</text:p>
          </table:table-cell>
          <table:table-cell table:number-columns-repeated="10"/>
        </table:table-row>
        <table:table-row table:style-name="ro1"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table:style-name="ce257" office:value-type="currency" office:currency="ARS" office:value="4000" calcext:value-type="currency">
            <text:p>$4,000.00</text:p>
          </table:table-cell>
          <table:table-cell table:number-columns-repeated="9"/>
        </table:table-row>
        <table:table-row table:style-name="ro1"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,820.00</text:p>
          </table:table-cell>
          <table:table-cell table:number-columns-repeated="10"/>
        </table:table-row>
        <table:table-row table:style-name="ro1"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,820.00</text:p>
          </table:table-cell>
          <table:table-cell table:number-columns-repeated="9"/>
        </table:table-row>
        <table:table-row table:style-name="ro1">
          <table:table-cell office:value-type="date" office:date-value="2017-02-10" calcext:value-type="date">
            <text:p>02/10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,680.00</text:p>
          </table:table-cell>
          <table:table-cell table:number-columns-repeated="10"/>
        </table:table-row>
        <table:table-row table:style-name="ro1">
          <table:table-cell office:value-type="date" office:date-value="2017-02-10" calcext:value-type="date">
            <text:p>02/10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.00</text:p>
          </table:table-cell>
          <table:table-cell table:number-columns-repeated="9"/>
        </table:table-row>
        <table:table-row table:style-name="ro1">
          <table:table-cell office:value-type="date" office:date-value="2017-02-10" calcext:value-type="date">
            <text:p>02/10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,545.00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8" table:formula="of:=SUM([.C3:.C135])" office:value-type="currency" office:currency="ARS" office:value="133907.68" calcext:value-type="currency">
            <text:p>$133,907.68</text:p>
          </table:table-cell>
          <table:table-cell table:style-name="ce258" table:formula="of:=SUM([.D3:.D135])" office:value-type="currency" office:currency="ARS" office:value="133907.68" calcext:value-type="currency">
            <text:p>$133,907.68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9" table:formula="of:=+100000-[.C140]" office:value-type="float" office:value="-33907.68" calcext:value-type="float">
            <text:p><text:s/>$ -33,907.68 </text:p>
          </table:table-cell>
          <table:table-cell table:style-name="ce260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8" office:value-type="currency" office:currency="ARS" office:value="100000" calcext:value-type="currency">
            <text:p>$100,000.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number:text>-</number:text>
      <number:number number:decimal-places="2" loext:min-decimal-places="2" number:min-integer-digits="1" number:grouping="true"/>
      <number:text> </number:text>
      <style:map style:condition="value()&gt;=0" style:apply-style-name="N131P0"/>
    </number:number-style>
    <number:currency-style style:name="N135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35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35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37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3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fo:page-width="651.94pt" fo:page-height="841.89pt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6:29:16.518366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2-10T16:33:11.264296694</dc:date>
    <meta:editing-duration>PT17H42M6S</meta:editing-duration>
    <meta:editing-cycles>355</meta:editing-cycles>
    <meta:generator>LibreOffice/5.1.5.2$Linux_x86 LibreOffice_project/10m0$Build-2</meta:generator>
    <meta:print-date>2017-02-10T16:33:06.957435367</meta:print-date>
    <meta:document-statistic meta:table-count="10" meta:cell-count="1826" meta:object-count="0"/>
  </office:meta>
</office:document-meta>
</file>